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2.25cm" fo:min-width="1.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084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075cm" draw:marker-end-width="0.0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075cm" draw:marker-end-width="0.075cm" draw:fill="none" draw:textarea-vertical-align="middle" fo:padding-top="0.15cm" fo:padding-bottom="0.15cm" fo:padding-left="0.275cm" fo:padding-right="0.275cm" draw:shadow="hidden"/>
    </style:style>
    <style:style style:name="gr8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0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fo:min-height="0.357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13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5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69cm" draw:shadow="hidden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2.2cm" fo:min-width="1.45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5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cm" draw:shadow="hidden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075cm" draw:marker-end-width="0.075cm" svg:stroke-linecap="round" draw:fill="none" draw:textarea-vertical-align="middle" fo:padding-top="0.15cm" fo:padding-bottom="0.15cm" fo:padding-left="0.275cm" fo:padding-right="0.275cm" draw:shadow="hidden"/>
    </style:style>
    <style:style style:name="gr20" style:family="graphic" style:parent-style-name="standard">
      <style:graphic-properties draw:stroke="none" svg:stroke-color="#000000" draw:fill="none" draw:fill-color="#ffffff" fo:min-height="0.057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5ed"/>
      <style:paragraph-properties fo:text-align="center"/>
      <style:text-properties fo:font-size="10pt"/>
    </style:style>
    <style:style style:name="P3" style:family="paragraph">
      <loext:graphic-properties draw:fill="solid" draw:fill-color="#fff5e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style:text-properties fo:font-size="9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9pt" fo:font-weight="bold" style:font-weight-asian="bold" style:font-weight-complex="bold"/>
    </style:style>
    <style:style style:name="P9" style:family="paragraph">
      <style:paragraph-properties fo:text-align="end"/>
      <style:text-properties fo:font-size="9pt"/>
    </style:style>
    <style:style style:name="P10" style:family="paragraph">
      <loext:graphic-properties draw:fill="none" draw:fill-color="#ffffff"/>
      <style:paragraph-properties fo:text-align="end"/>
      <style:text-properties fo:font-size="9pt"/>
    </style:style>
    <style:style style:name="T1" style:family="text">
      <style:text-properties fo:font-size="10pt"/>
    </style:style>
    <style:style style:name="T2" style:family="text">
      <style:text-properties fo:font-size="9pt"/>
    </style:style>
    <style:style style:name="T3" style:family="text">
      <style:text-properties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.5cm" svg:x="4.5cm" svg:y="2.519cm">
          <text:p text:style-name="P1"><text:span text:style-name="T1">One Sh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draw:transform="rotate (1.5707963267949) translate (8cm 3.5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8cm" svg:y1="3.019cm" svg:x2="6.5cm" svg:y2="3.019cm">
          <text:p/>
        </draw:line>
        <draw:custom-shape draw:style-name="gr4" draw:text-style-name="P3" draw:layer="layout" svg:width="1cm" svg:height="1cm" draw:transform="rotate (-1.5707963267949) translate (4.3cm 5.8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cm" svg:height="0.2cm" svg:x="4.3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draw:transform="rotate (-1.5707963267949) translate (6.3cm 5.8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cm" svg:height="0.2cm" svg:x="6.3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cm" svg:height="1cm" svg:x="9.5cm" svg:y="5.519cm">
          <text:p text:style-name="P1"><text:span text:style-name="T1">Puls</text:span><text:span text:style-name="T1">e </text:span><text:span text:style-name="T1">ge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.5cm" svg:x="12cm" svg:y="5.519cm">
          <text:p text:style-name="P1"><text:span text:style-name="T1">ADS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cm" svg:y1="6.019cm" svg:x2="12cm" svg:y2="6.019cm">
          <text:p/>
        </draw:line>
        <draw:g>
          <draw:line draw:style-name="gr8" draw:text-style-name="P4" draw:layer="layout" svg:x1="11.2cm" svg:y1="5.319cm" svg:x2="11.3cm" svg:y2="5.319cm">
            <text:p/>
          </draw:line>
          <draw:line draw:style-name="gr8" draw:text-style-name="P4" draw:layer="layout" svg:x1="11.3cm" svg:y1="5.819cm" svg:x2="11.3cm" svg:y2="5.319cm">
            <text:p/>
          </draw:line>
          <draw:line draw:style-name="gr8" draw:text-style-name="P4" draw:layer="layout" svg:x1="11.4cm" svg:y1="5.819cm" svg:x2="11.3cm" svg:y2="5.819cm">
            <text:p/>
          </draw:line>
          <draw:path draw:style-name="gr8" draw:text-style-name="P4" draw:layer="layout" svg:width="0.538cm" svg:height="0.125cm" draw:transform="rotate (1.19205987911213) translate (11.2838280204342cm 5.77276955447851cm)" svg:viewBox="0 0 539 126" svg:d="M539 126c-74-186-167-149-539-1">
            <text:p/>
          </draw:path>
          <draw:line draw:style-name="gr8" draw:text-style-name="P4" draw:layer="controls" svg:x1="11.7cm" svg:y1="5.319cm" svg:x2="11.6cm" svg:y2="5.319cm">
            <text:p/>
          </draw:line>
        </draw:g>
        <draw:line draw:style-name="gr7" draw:text-style-name="P4" draw:layer="controls" svg:x1="4.5cm" svg:y1="6.319cm" svg:x2="5.3cm" svg:y2="6.319cm">
          <text:p/>
        </draw:line>
        <draw:g>
          <draw:line draw:style-name="gr8" draw:text-style-name="P4" draw:layer="controls" svg:x1="8cm" svg:y1="5.819cm" svg:x2="8.1cm" svg:y2="5.819cm">
            <text:p/>
          </draw:line>
          <draw:line draw:style-name="gr8" draw:text-style-name="P4" draw:layer="controls" svg:x1="8.1cm" svg:y1="5.319cm" svg:x2="8.1cm" svg:y2="5.819cm">
            <text:p/>
          </draw:line>
          <draw:line draw:style-name="gr8" draw:text-style-name="P4" draw:layer="controls" svg:x1="8.9cm" svg:y1="5.319cm" svg:x2="8.1cm" svg:y2="5.319cm">
            <text:p/>
          </draw:line>
          <draw:line draw:style-name="gr8" draw:text-style-name="P4" draw:layer="controls" svg:x1="8.9cm" svg:y1="5.819cm" svg:x2="8.9cm" svg:y2="5.319cm">
            <text:p/>
          </draw:line>
          <draw:line draw:style-name="gr8" draw:text-style-name="P4" draw:layer="controls" svg:x1="9.1cm" svg:y1="5.819cm" svg:x2="8.9cm" svg:y2="5.819cm">
            <text:p/>
          </draw:line>
        </draw:g>
        <draw:custom-shape draw:style-name="gr9" draw:text-style-name="P3" draw:layer="controls" svg:width="0.2cm" svg:height="0.2cm" svg:x="7.1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controls" svg:width="0.2cm" svg:height="0.2cm" svg:x="7.1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controls" svg:width="0.2cm" svg:height="0.2cm" svg:x="7.6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controls" svg:x1="7.6cm" svg:y1="6.079cm" svg:x2="7.3cm" svg:y2="6.259cm">
          <text:p/>
        </draw:line>
        <draw:line draw:style-name="gr10" draw:text-style-name="P4" draw:layer="controls" svg:x1="7.8cm" svg:y1="6.019cm" svg:x2="8cm" svg:y2="6.019cm">
          <text:p/>
        </draw:line>
        <draw:line draw:style-name="gr10" draw:text-style-name="P4" draw:layer="controls" svg:x1="7cm" svg:y1="5.719cm" svg:x2="7.1cm" svg:y2="5.719cm">
          <text:p/>
        </draw:line>
        <draw:line draw:style-name="gr10" draw:text-style-name="P4" draw:layer="controls" svg:x1="7cm" svg:y1="6.319cm" svg:x2="7.1cm" svg:y2="6.319cm">
          <text:p/>
        </draw:line>
        <draw:line draw:style-name="gr7" draw:text-style-name="P4" draw:layer="controls" svg:x1="6.5cm" svg:y1="6.319cm" svg:x2="7cm" svg:y2="6.319cm">
          <text:p/>
        </draw:line>
        <draw:line draw:style-name="gr10" draw:text-style-name="P4" draw:layer="controls" svg:x1="7cm" svg:y1="5.719cm" svg:x2="6cm" svg:y2="5.719cm">
          <text:p/>
        </draw:line>
        <draw:line draw:style-name="gr10" draw:text-style-name="P4" draw:layer="controls" svg:x1="6cm" svg:y1="5.019cm" svg:x2="6cm" svg:y2="5.719cm">
          <text:p/>
        </draw:line>
        <draw:line draw:style-name="gr10" draw:text-style-name="P4" draw:layer="controls" svg:x1="8cm" svg:y1="6.019cm" svg:x2="9.5cm" svg:y2="6.019cm">
          <text:p/>
        </draw:line>
        <draw:custom-shape draw:style-name="gr5" draw:text-style-name="P3" draw:layer="controls" svg:width="0.2cm" svg:height="0.2cm" svg:x="11.8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controls" svg:x1="12cm" svg:y1="7.519cm" svg:x2="9cm" svg:y2="7.519cm">
          <text:p/>
        </draw:line>
        <draw:custom-shape draw:style-name="gr5" draw:text-style-name="P3" draw:layer="controls" svg:width="0.2cm" svg:height="0.2cm" svg:x="11.8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controls" svg:x1="9cm" svg:y1="2.819cm" svg:x2="15cm" svg:y2="2.819cm">
          <text:p/>
        </draw:line>
        <draw:line draw:style-name="gr10" draw:text-style-name="P4" draw:layer="controls" svg:x1="15cm" svg:y1="6.019cm" svg:x2="14cm" svg:y2="6.019cm">
          <text:p/>
        </draw:line>
        <draw:line draw:style-name="gr7" draw:text-style-name="P4" draw:layer="controls" svg:x1="15cm" svg:y1="2.819cm" svg:x2="15cm" svg:y2="6.019cm">
          <text:p/>
        </draw:line>
        <draw:line draw:style-name="gr7" draw:text-style-name="P4" draw:layer="controls" svg:x1="3.3cm" svg:y1="6.319cm" svg:x2="3cm" svg:y2="6.319cm">
          <text:p/>
        </draw:line>
        <draw:g>
          <draw:line draw:style-name="gr8" draw:text-style-name="P4" draw:layer="controls" svg:x1="15.4cm" svg:y1="6.019cm" svg:x2="15.5cm" svg:y2="6.019cm">
            <text:p/>
          </draw:line>
          <draw:path draw:style-name="gr8" draw:text-style-name="P4" draw:layer="controls" svg:width="1.043cm" svg:height="0.078cm" draw:transform="rotate (-1.86226631187795) translate (15.800013190553cm 5.01900395735555cm)" svg:viewBox="0 0 1044 79" svg:d="M0 0c29 96 661 115 1044 0">
            <text:p/>
          </draw:path>
          <draw:path draw:style-name="gr8" draw:text-style-name="P4" draw:layer="controls" svg:width="0.582cm" svg:height="0.091cm" draw:transform="rotate (2.11115026321234) translate (16.0212598599309cm 5.56623706330813cm)" svg:viewBox="0 0 583 92" svg:d="M0 92c51-86 326-155 583 0">
            <text:p/>
          </draw:path>
          <draw:line draw:style-name="gr8" draw:text-style-name="P4" draw:layer="controls" svg:x1="16.8cm" svg:y1="5.519cm" svg:x2="16.1cm" svg:y2="5.519cm">
            <text:p/>
          </draw:line>
          <draw:path draw:style-name="gr8" draw:text-style-name="P4" draw:layer="controls" svg:width="0.848cm" svg:height="0.245cm" draw:transform="rotate (-0.785398163397448) translate (16.9cm 5.419cm)" svg:viewBox="0 0 849 246" svg:d="M0 141c212 213 636 71 849-141">
            <text:p/>
          </draw:path>
        </draw:g>
        <draw:frame draw:style-name="gr11" draw:text-style-name="P6" draw:layer="controls" svg:width="1.4cm" svg:height="0.607cm" svg:x="11.9cm" svg:y="7.212cm">
          <draw:text-box>
            <text:p text:style-name="P5"><text:span text:style-name="T2">RST</text:span></text:p>
          </draw:text-box>
        </draw:frame>
        <draw:frame draw:style-name="gr12" draw:text-style-name="P6" draw:layer="controls" svg:width="1.4cm" svg:height="0.963cm" svg:x="11.9cm" svg:y="5.719cm">
          <draw:text-box>
            <text:p text:style-name="P5"><text:span text:style-name="T2">TRIG</text:span></text:p>
          </draw:text-box>
        </draw:frame>
        <draw:frame draw:style-name="gr13" draw:text-style-name="P6" draw:layer="controls" svg:width="1.2cm" svg:height="0.607cm" svg:x="13cm" svg:y="5.712cm">
          <draw:text-box>
            <text:p text:style-name="P5"><text:span text:style-name="T2">ENV</text:span></text:p>
          </draw:text-box>
        </draw:frame>
        <draw:frame draw:style-name="gr14" draw:text-style-name="P6" draw:layer="controls" svg:width="1.4cm" svg:height="0.607cm" svg:x="1.6cm" svg:y="5.412cm">
          <draw:text-box>
            <text:p text:style-name="P5"><text:span text:style-name="T2">GAT</text:span><text:span text:style-name="T2">E</text:span></text:p>
          </draw:text-box>
        </draw:frame>
        <draw:g>
          <draw:line draw:style-name="gr8" draw:text-style-name="P4" draw:layer="controls" svg:x1="1.8cm" svg:y1="6.519cm" svg:x2="1.9cm" svg:y2="6.519cm">
            <text:p/>
          </draw:line>
          <draw:line draw:style-name="gr8" draw:text-style-name="P4" draw:layer="controls" svg:x1="1.9cm" svg:y1="6.019cm" svg:x2="1.9cm" svg:y2="6.519cm">
            <text:p/>
          </draw:line>
          <draw:line draw:style-name="gr8" draw:text-style-name="P4" draw:layer="controls" svg:x1="2.7cm" svg:y1="6.019cm" svg:x2="1.9cm" svg:y2="6.019cm">
            <text:p/>
          </draw:line>
          <draw:line draw:style-name="gr8" draw:text-style-name="P4" draw:layer="controls" svg:x1="2.7cm" svg:y1="6.519cm" svg:x2="2.7cm" svg:y2="6.019cm">
            <text:p/>
          </draw:line>
          <draw:line draw:style-name="gr8" draw:text-style-name="P4" draw:layer="controls" svg:x1="2.9cm" svg:y1="6.519cm" svg:x2="2.7cm" svg:y2="6.519cm">
            <text:p/>
          </draw:line>
        </draw:g>
        <draw:frame draw:style-name="gr13" draw:text-style-name="P6" draw:layer="controls" svg:width="1.2cm" svg:height="0.607cm" svg:x="5.4cm" svg:y="4.512cm">
          <draw:text-box>
            <text:p text:style-name="P5"><text:span text:style-name="T2">O</text:span><text:span text:style-name="T2">U</text:span><text:span text:style-name="T2">T</text:span></text:p>
          </draw:text-box>
        </draw:frame>
        <draw:frame draw:style-name="gr12" draw:text-style-name="P6" draw:layer="controls" svg:width="1.4cm" svg:height="0.963cm" svg:x="5.3cm" svg:y="2.756cm">
          <draw:text-box>
            <text:p text:style-name="P5"><text:span text:style-name="T2">TRIG</text:span></text:p>
          </draw:text-box>
        </draw:frame>
        <draw:frame draw:style-name="gr14" draw:text-style-name="P6" draw:layer="controls" svg:width="1.4cm" svg:height="0.607cm" svg:x="6.3cm" svg:y="5.019cm">
          <draw:text-box>
            <text:p text:style-name="P5"><text:span text:style-name="T2">L</text:span><text:span text:style-name="T2">o</text:span><text:span text:style-name="T2">o</text:span><text:span text:style-name="T2">p</text:span></text:p>
          </draw:text-box>
        </draw:frame>
        <draw:frame draw:style-name="gr14" draw:text-style-name="P6" draw:layer="controls" svg:width="1.4cm" svg:height="0.607cm" svg:x="6.3cm" svg:y="6.519cm">
          <draw:text-box>
            <text:p text:style-name="P5"><text:span text:style-name="T2">Ga</text:span><text:span text:style-name="T2">te</text:span></text:p>
          </draw:text-box>
        </draw:frame>
        <draw:frame draw:style-name="gr15" draw:text-style-name="P6" draw:layer="controls" svg:width="2.2cm" svg:height="0.619cm" svg:x="7.7cm" svg:y="1.9cm">
          <draw:text-box>
            <text:p text:style-name="P5"><text:span text:style-name="T2">Comparator</text:span></text:p>
          </draw:text-box>
        </draw:frame>
        <draw:line draw:style-name="gr3" draw:text-style-name="P4" draw:layer="controls" svg:x1="9.5cm" svg:y1="3.219cm" svg:x2="9cm" svg:y2="3.219cm">
          <text:p/>
        </draw:line>
        <draw:custom-shape draw:style-name="gr16" draw:text-style-name="P2" draw:layer="controls" svg:width="2cm" svg:height="2.5cm" svg:x="4.5cm" svg:y="9.526cm">
          <text:p text:style-name="P1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1cm" svg:height="1cm" draw:transform="rotate (1.5707963267949) translate (8cm 10.5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controls" svg:x1="8cm" svg:y1="10.019cm" svg:x2="6.5cm" svg:y2="10.019cm">
          <text:p/>
        </draw:line>
        <draw:custom-shape draw:style-name="gr2" draw:text-style-name="P3" draw:layer="controls" svg:width="1cm" svg:height="1cm" draw:transform="rotate (-1.5707963267949) translate (5.8cm 12.5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controls" svg:width="0.2cm" svg:height="0.2cm" svg:x="5.8cm" svg:y="12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controls" svg:width="1cm" svg:height="1cm" draw:transform="rotate (-1.5707963267949) translate (7.8cm 12.5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controls" svg:width="1.5cm" svg:height="1cm" svg:x="9.5cm" svg:y="12.512cm">
          <text:p text:style-name="P1"><text:span text:style-name="T1">Pulse </text:span><text:span text:style-name="T1">gen.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controls" svg:width="2cm" svg:height="2.5cm" svg:x="12cm" svg:y="12.519cm">
          <text:p text:style-name="P1"><text:span text:style-name="T1">A</text:span><text:span text:style-name="T1">D</text:span><text:span text:style-name="T1">S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controls" svg:x1="11cm" svg:y1="13.012cm" svg:x2="12cm" svg:y2="13.012cm">
          <text:p/>
        </draw:line>
        <draw:g>
          <draw:line draw:style-name="gr8" draw:text-style-name="P4" draw:layer="controls" svg:x1="11.2cm" svg:y1="12.326cm" svg:x2="11.3cm" svg:y2="12.326cm">
            <text:p/>
          </draw:line>
          <draw:line draw:style-name="gr8" draw:text-style-name="P4" draw:layer="controls" svg:x1="11.3cm" svg:y1="12.826cm" svg:x2="11.3cm" svg:y2="12.326cm">
            <text:p/>
          </draw:line>
          <draw:line draw:style-name="gr8" draw:text-style-name="P4" draw:layer="controls" svg:x1="11.4cm" svg:y1="12.826cm" svg:x2="11.3cm" svg:y2="12.826cm">
            <text:p/>
          </draw:line>
          <draw:path draw:style-name="gr8" draw:text-style-name="P4" draw:layer="controls" svg:width="0.538cm" svg:height="0.125cm" draw:transform="rotate (1.19205987911213) translate (11.2838280204342cm 12.7797695544785cm)" svg:viewBox="0 0 539 126" svg:d="M539 126c-74-186-167-149-539-1">
            <text:p/>
          </draw:path>
          <draw:line draw:style-name="gr8" draw:text-style-name="P4" draw:layer="controls" svg:x1="11.7cm" svg:y1="12.326cm" svg:x2="11.6cm" svg:y2="12.326cm">
            <text:p/>
          </draw:line>
        </draw:g>
        <draw:line draw:style-name="gr7" draw:text-style-name="P4" draw:layer="controls" svg:x1="6cm" svg:y1="13.019cm" svg:x2="6.8cm" svg:y2="13.019cm">
          <text:p/>
        </draw:line>
        <draw:g>
          <draw:line draw:style-name="gr8" draw:text-style-name="P4" draw:layer="controls" svg:x1="8.2cm" svg:y1="12.826cm" svg:x2="8.3cm" svg:y2="12.826cm">
            <text:p/>
          </draw:line>
          <draw:line draw:style-name="gr8" draw:text-style-name="P4" draw:layer="controls" svg:x1="8.3cm" svg:y1="12.326cm" svg:x2="8.3cm" svg:y2="12.826cm">
            <text:p/>
          </draw:line>
          <draw:line draw:style-name="gr8" draw:text-style-name="P4" draw:layer="controls" svg:x1="9.1cm" svg:y1="12.326cm" svg:x2="8.3cm" svg:y2="12.326cm">
            <text:p/>
          </draw:line>
          <draw:line draw:style-name="gr8" draw:text-style-name="P4" draw:layer="controls" svg:x1="9.1cm" svg:y1="12.826cm" svg:x2="9.1cm" svg:y2="12.326cm">
            <text:p/>
          </draw:line>
          <draw:line draw:style-name="gr8" draw:text-style-name="P4" draw:layer="controls" svg:x1="9.3cm" svg:y1="12.826cm" svg:x2="9.1cm" svg:y2="12.826cm">
            <text:p/>
          </draw:line>
        </draw:g>
        <draw:line draw:style-name="gr10" draw:text-style-name="P4" draw:layer="controls" svg:x1="8cm" svg:y1="13.012cm" svg:x2="9.5cm" svg:y2="13.012cm">
          <text:p/>
        </draw:line>
        <draw:custom-shape draw:style-name="gr5" draw:text-style-name="P3" draw:layer="controls" svg:width="0.2cm" svg:height="0.2cm" svg:x="11.8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controls" svg:width="0.2cm" svg:height="0.2cm" svg:x="12.4cm" svg:y="1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controls" svg:x1="9cm" svg:y1="9.819cm" svg:x2="14.5cm" svg:y2="9.826cm">
          <text:p/>
        </draw:line>
        <draw:line draw:style-name="gr10" draw:text-style-name="P4" draw:layer="controls" svg:x1="14.5cm" svg:y1="13.026cm" svg:x2="14cm" svg:y2="13.019cm">
          <text:p/>
        </draw:line>
        <draw:line draw:style-name="gr7" draw:text-style-name="P4" draw:layer="controls" svg:x1="14.5cm" svg:y1="9.826cm" svg:x2="14.5cm" svg:y2="13.026cm">
          <text:p/>
        </draw:line>
        <draw:line draw:style-name="gr7" draw:text-style-name="P4" draw:layer="controls" svg:x1="4.8cm" svg:y1="13.019cm" svg:x2="4.3cm" svg:y2="13.019cm">
          <text:p/>
        </draw:line>
        <draw:g>
          <draw:line draw:style-name="gr8" draw:text-style-name="P4" draw:layer="controls" svg:x1="14.9cm" svg:y1="13.519cm" svg:x2="15cm" svg:y2="13.519cm">
            <text:p/>
          </draw:line>
          <draw:path draw:style-name="gr8" draw:text-style-name="P4" draw:layer="controls" svg:width="1.043cm" svg:height="0.078cm" draw:transform="rotate (-1.86226631187795) translate (15.300013190553cm 12.5190039573555cm)" svg:viewBox="0 0 1044 79" svg:d="M0 0c29 96 661 115 1044 0">
            <text:p/>
          </draw:path>
          <draw:path draw:style-name="gr8" draw:text-style-name="P4" draw:layer="controls" svg:width="0.582cm" svg:height="0.091cm" draw:transform="rotate (2.11115026321234) translate (15.5212598599309cm 13.0662370633081cm)" svg:viewBox="0 0 583 92" svg:d="M0 92c51-86 326-155 583 0">
            <text:p/>
          </draw:path>
          <draw:line draw:style-name="gr8" draw:text-style-name="P4" draw:layer="controls" svg:x1="16.3cm" svg:y1="13.019cm" svg:x2="15.6cm" svg:y2="13.019cm">
            <text:p/>
          </draw:line>
          <draw:path draw:style-name="gr8" draw:text-style-name="P4" draw:layer="controls" svg:width="0.848cm" svg:height="0.245cm" draw:transform="rotate (-0.785398163397448) translate (16.4cm 12.919cm)" svg:viewBox="0 0 849 246" svg:d="M0 141c212 213 636 71 849-141">
            <text:p/>
          </draw:path>
        </draw:g>
        <draw:frame draw:style-name="gr17" draw:text-style-name="P6" draw:layer="controls" svg:width="1.2cm" svg:height="0.607cm" svg:x="12cm" svg:y="14.519cm">
          <draw:text-box>
            <text:p text:style-name="P5"><text:span text:style-name="T2">RST</text:span></text:p>
          </draw:text-box>
        </draw:frame>
        <draw:frame draw:style-name="gr12" draw:text-style-name="P6" draw:layer="controls" svg:width="1.4cm" svg:height="0.963cm" svg:x="11.9cm" svg:y="12.712cm">
          <draw:text-box>
            <text:p text:style-name="P5"><text:span text:style-name="T2">TRIG</text:span></text:p>
          </draw:text-box>
        </draw:frame>
        <draw:frame draw:style-name="gr13" draw:text-style-name="P6" draw:layer="controls" svg:width="1.2cm" svg:height="0.607cm" svg:x="13cm" svg:y="12.712cm">
          <draw:text-box>
            <text:p text:style-name="P5"><text:span text:style-name="T2">ENV</text:span></text:p>
          </draw:text-box>
        </draw:frame>
        <draw:frame draw:style-name="gr14" draw:text-style-name="P6" draw:layer="controls" svg:width="1.4cm" svg:height="0.607cm" svg:x="3cm" svg:y="13.519cm">
          <draw:text-box>
            <text:p text:style-name="P5"><text:span text:style-name="T2">Gate</text:span></text:p>
          </draw:text-box>
        </draw:frame>
        <draw:g>
          <draw:line draw:style-name="gr8" draw:text-style-name="P4" draw:layer="controls" svg:x1="1.7cm" svg:y1="13.519cm" svg:x2="1.8cm" svg:y2="13.519cm">
            <text:p/>
          </draw:line>
          <draw:line draw:style-name="gr8" draw:text-style-name="P4" draw:layer="controls" svg:x1="1.8cm" svg:y1="13.019cm" svg:x2="1.8cm" svg:y2="13.519cm">
            <text:p/>
          </draw:line>
          <draw:line draw:style-name="gr8" draw:text-style-name="P4" draw:layer="controls" svg:x1="2.6cm" svg:y1="13.019cm" svg:x2="1.8cm" svg:y2="13.019cm">
            <text:p/>
          </draw:line>
          <draw:line draw:style-name="gr8" draw:text-style-name="P4" draw:layer="controls" svg:x1="2.6cm" svg:y1="13.519cm" svg:x2="2.6cm" svg:y2="13.019cm">
            <text:p/>
          </draw:line>
          <draw:line draw:style-name="gr8" draw:text-style-name="P4" draw:layer="controls" svg:x1="2.8cm" svg:y1="13.519cm" svg:x2="2.6cm" svg:y2="13.519cm">
            <text:p/>
          </draw:line>
        </draw:g>
        <draw:frame draw:style-name="gr18" draw:text-style-name="P6" draw:layer="controls" svg:width="1.2cm" svg:height="0.607cm" svg:x="4.4cm" svg:y="9.726cm">
          <draw:text-box>
            <text:p text:style-name="P5"><text:span text:style-name="T2">O</text:span><text:span text:style-name="T2">UT</text:span></text:p>
          </draw:text-box>
        </draw:frame>
        <draw:frame draw:style-name="gr18" draw:text-style-name="P6" draw:layer="controls" svg:width="1.4cm" svg:height="0.607cm" svg:x="5.4cm" svg:y="9.726cm">
          <draw:text-box>
            <text:p text:style-name="P5"><text:span text:style-name="T2">TR</text:span><text:span text:style-name="T2">IG</text:span></text:p>
          </draw:text-box>
        </draw:frame>
        <draw:frame draw:style-name="gr15" draw:text-style-name="P6" draw:layer="controls" svg:width="2.2cm" svg:height="0.619cm" svg:x="7.7cm" svg:y="8.9cm">
          <draw:text-box>
            <text:p text:style-name="P5"><text:span text:style-name="T2">Comp</text:span><text:span text:style-name="T2">arator</text:span></text:p>
          </draw:text-box>
        </draw:frame>
        <draw:line draw:style-name="gr3" draw:text-style-name="P4" draw:layer="controls" svg:x1="9.5cm" svg:y1="10.219cm" svg:x2="9cm" svg:y2="10.219cm">
          <text:p/>
        </draw:line>
        <draw:custom-shape draw:style-name="gr5" draw:text-style-name="P3" draw:layer="controls" svg:width="0.2cm" svg:height="0.2cm" svg:x="7.8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controls" svg:width="0.2cm" svg:height="0.2cm" svg:x="3.6cm" svg:y="1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controls" svg:width="0.2cm" svg:height="0.2cm" svg:x="3.6cm" svg:y="1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controls" svg:width="0.2cm" svg:height="0.2cm" svg:x="4.1cm" svg:y="12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controls" svg:x1="4.1cm" svg:y1="13.079cm" svg:x2="3.8cm" svg:y2="13.259cm">
          <text:p/>
        </draw:line>
        <draw:line draw:style-name="gr10" draw:text-style-name="P4" draw:layer="controls" svg:x1="3.5cm" svg:y1="12.719cm" svg:x2="3.6cm" svg:y2="12.719cm">
          <text:p/>
        </draw:line>
        <draw:line draw:style-name="gr10" draw:text-style-name="P4" draw:layer="controls" svg:x1="3.5cm" svg:y1="13.319cm" svg:x2="3.6cm" svg:y2="13.319cm">
          <text:p/>
        </draw:line>
        <draw:line draw:style-name="gr7" draw:text-style-name="P4" draw:layer="controls" svg:x1="3cm" svg:y1="13.319cm" svg:x2="3.5cm" svg:y2="13.319cm">
          <text:p/>
        </draw:line>
        <draw:frame draw:style-name="gr14" draw:text-style-name="P6" draw:layer="controls" svg:width="1.4cm" svg:height="0.607cm" svg:x="3cm" svg:y="12.019cm">
          <draw:text-box>
            <text:p text:style-name="P5"><text:span text:style-name="T2">L</text:span><text:span text:style-name="T2">o</text:span><text:span text:style-name="T2">o</text:span><text:span text:style-name="T2">p</text:span></text:p>
          </draw:text-box>
        </draw:frame>
        <draw:line draw:style-name="gr8" draw:text-style-name="P4" draw:layer="controls" svg:x1="3.5cm" svg:y1="12.719cm" svg:x2="2.5cm" svg:y2="12.726cm">
          <text:p/>
        </draw:line>
        <draw:line draw:style-name="gr8" draw:text-style-name="P4" draw:layer="controls" svg:x1="2.5cm" svg:y1="10.026cm" svg:x2="2.5cm" svg:y2="12.726cm">
          <text:p/>
        </draw:line>
        <draw:line draw:style-name="gr8" draw:text-style-name="P4" draw:layer="controls" svg:x1="4.5cm" svg:y1="10.026cm" svg:x2="2.5cm" svg:y2="10.026cm">
          <text:p/>
        </draw:line>
        <draw:g>
          <draw:line draw:style-name="gr8" draw:text-style-name="P4" draw:layer="controls" svg:x1="9.1cm" svg:y1="11.426cm" svg:x2="9.2cm" svg:y2="11.426cm">
            <text:p/>
          </draw:line>
          <draw:line draw:style-name="gr8" draw:text-style-name="P4" draw:layer="controls" svg:x1="9.2cm" svg:y1="10.926cm" svg:x2="9.2cm" svg:y2="11.426cm">
            <text:p/>
          </draw:line>
          <draw:line draw:style-name="gr8" draw:text-style-name="P4" draw:layer="controls" svg:x1="9.4cm" svg:y1="10.926cm" svg:x2="9.2cm" svg:y2="10.926cm">
            <text:p/>
          </draw:line>
          <draw:line draw:style-name="gr8" draw:text-style-name="P4" draw:layer="controls" svg:x1="9.4cm" svg:y1="11.426cm" svg:x2="9.4cm" svg:y2="10.926cm">
            <text:p/>
          </draw:line>
          <draw:line draw:style-name="gr8" draw:text-style-name="P4" draw:layer="controls" svg:x1="9.8cm" svg:y1="11.426cm" svg:x2="9.4cm" svg:y2="11.426cm">
            <text:p/>
          </draw:line>
        </draw:g>
        <draw:line draw:style-name="gr10" draw:text-style-name="P4" draw:layer="controls" svg:x1="9cm" svg:y1="11.526cm" svg:x2="10cm" svg:y2="11.526cm">
          <text:p/>
        </draw:line>
        <draw:line draw:style-name="gr8" draw:text-style-name="P4" draw:layer="controls" svg:x1="9cm" svg:y1="6.019cm" svg:x2="9cm" svg:y2="7.519cm">
          <text:p/>
        </draw:line>
        <draw:g>
          <draw:custom-shape draw:style-name="gr2" draw:text-style-name="P3" draw:layer="controls" svg:width="1cm" svg:height="1cm" draw:transform="rotate (1.5707963267949) translate (10cm 16.02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controls" svg:width="0.2cm" svg:height="0.2cm" draw:transform="rotate (-3.14159265358979) translate (10cm 15.6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0" draw:text-style-name="P4" draw:layer="controls" svg:width="0.999cm" svg:height="1.099cm" draw:transform="rotate (-1.5707963267949) translate (10.5cm 16.226cm)" svg:viewBox="0 0 1000 1100" svg:d="M0 1100c400-200 600-200 1000 0 0-700-200-900-500-1100-300 200-500 400-500 1100z">
          <text:p/>
        </draw:path>
        <draw:line draw:style-name="gr7" draw:text-style-name="P4" draw:layer="controls" svg:x1="9.5cm" svg:y1="17.026cm" svg:x2="9.2cm" svg:y2="17.026cm">
          <text:p/>
        </draw:line>
        <draw:line draw:style-name="gr7" draw:text-style-name="P4" draw:layer="controls" svg:x1="8.3cm" svg:y1="16.726cm" svg:x2="8.3cm" svg:y2="13.026cm">
          <text:p/>
        </draw:line>
        <draw:line draw:style-name="gr19" draw:text-style-name="P4" draw:layer="controls" svg:x1="9.5cm" svg:y1="16.726cm" svg:x2="8.3cm" svg:y2="16.726cm">
          <text:p/>
        </draw:line>
        <draw:frame draw:style-name="gr17" draw:text-style-name="P6" draw:layer="controls" svg:width="1.2cm" svg:height="0.607cm" svg:x="13.3cm" svg:y="14.226cm">
          <draw:text-box>
            <text:p text:style-name="P5"><text:span text:style-name="T2">Q</text:span></text:p>
          </draw:text-box>
        </draw:frame>
        <draw:line draw:style-name="gr10" draw:text-style-name="P4" draw:layer="controls" svg:x1="14.5cm" svg:y1="14.526cm" svg:x2="14cm" svg:y2="14.526cm">
          <text:p/>
        </draw:line>
        <draw:g>
          <draw:line draw:style-name="gr8" draw:text-style-name="P4" draw:layer="controls" svg:x1="14.9cm" svg:y1="15.026cm" svg:x2="15cm" svg:y2="15.026cm">
            <text:p/>
          </draw:line>
          <draw:line draw:style-name="gr8" draw:text-style-name="P4" draw:layer="controls" svg:x1="15cm" svg:y1="14.026cm" svg:x2="15cm" svg:y2="15.026cm">
            <text:p/>
          </draw:line>
          <draw:line draw:style-name="gr8" draw:text-style-name="P4" draw:layer="controls" svg:x1="15.3cm" svg:y1="14.026cm" svg:x2="15cm" svg:y2="14.026cm">
            <text:p/>
          </draw:line>
          <draw:line draw:style-name="gr8" draw:text-style-name="P4" draw:layer="controls" svg:x1="15.3cm" svg:y1="15.026cm" svg:x2="15.3cm" svg:y2="14.026cm">
            <text:p/>
          </draw:line>
          <draw:line draw:style-name="gr8" draw:text-style-name="P4" draw:layer="controls" svg:x1="17cm" svg:y1="15.026cm" svg:x2="15.3cm" svg:y2="15.026cm">
            <text:p/>
          </draw:line>
        </draw:g>
        <draw:line draw:style-name="gr19" draw:text-style-name="P4" draw:layer="controls" svg:x1="9.5cm" svg:y1="16.426cm" svg:x2="9.2cm" svg:y2="16.426cm">
          <text:p/>
        </draw:line>
        <draw:line draw:style-name="gr7" draw:text-style-name="P4" draw:layer="controls" svg:x1="9.2cm" svg:y1="17.526cm" svg:x2="9.2cm" svg:y2="17.026cm">
          <text:p/>
        </draw:line>
        <draw:line draw:style-name="gr7" draw:text-style-name="P4" draw:layer="controls" svg:x1="14.5cm" svg:y1="17.526cm" svg:x2="9.2cm" svg:y2="17.526cm">
          <text:p/>
        </draw:line>
        <draw:line draw:style-name="gr7" draw:text-style-name="P4" draw:layer="controls" svg:x1="14.5cm" svg:y1="17.526cm" svg:x2="14.5cm" svg:y2="14.526cm">
          <text:p/>
        </draw:line>
        <draw:line draw:style-name="gr19" draw:text-style-name="P4" draw:layer="controls" svg:x1="12.5cm" svg:y1="16.726cm" svg:x2="12.5cm" svg:y2="15.226cm">
          <text:p/>
        </draw:line>
        <draw:line draw:style-name="gr7" draw:text-style-name="P4" draw:layer="controls" svg:x1="12.5cm" svg:y1="16.726cm" svg:x2="10.5cm" svg:y2="16.726cm">
          <text:p/>
        </draw:line>
        <draw:line draw:style-name="gr10" draw:text-style-name="P4" draw:layer="controls" svg:x1="9.2cm" svg:y1="15.526cm" svg:x2="9.8cm" svg:y2="15.526cm">
          <text:p/>
        </draw:line>
        <draw:g>
          <draw:line draw:style-name="gr8" draw:text-style-name="P4" draw:layer="controls" svg:x1="9.2cm" svg:y1="15.426cm" svg:x2="9.3cm" svg:y2="15.426cm">
            <text:p/>
          </draw:line>
          <draw:line draw:style-name="gr8" draw:text-style-name="P4" draw:layer="controls" svg:x1="9.3cm" svg:y1="14.926cm" svg:x2="9.3cm" svg:y2="15.426cm">
            <text:p/>
          </draw:line>
          <draw:line draw:style-name="gr8" draw:text-style-name="P4" draw:layer="controls" svg:x1="9.4cm" svg:y1="14.926cm" svg:x2="9.3cm" svg:y2="14.926cm">
            <text:p/>
          </draw:line>
          <draw:path draw:style-name="gr8" draw:text-style-name="P4" draw:layer="controls" svg:width="0.538cm" svg:height="0.125cm" draw:transform="rotate (1.94953277447767) translate (9.48294243103818cm 15.4725828643447cm)" svg:viewBox="0 0 539 126" svg:d="M0 126c74-186 167-149 539-1">
            <text:p/>
          </draw:path>
          <draw:line draw:style-name="gr8" draw:text-style-name="P4" draw:layer="controls" svg:x1="9.7cm" svg:y1="15.426cm" svg:x2="9.6cm" svg:y2="15.426cm">
            <text:p/>
          </draw:line>
        </draw:g>
        <draw:line draw:style-name="gr7" draw:text-style-name="P4" draw:layer="controls" svg:x1="10cm" svg:y1="12.526cm" svg:x2="10cm" svg:y2="11.526cm">
          <text:p/>
        </draw:line>
        <draw:line draw:style-name="gr7" draw:text-style-name="P4" draw:layer="controls" svg:x1="11.5cm" svg:y1="15.526cm" svg:x2="11cm" svg:y2="15.526cm">
          <text:p/>
        </draw:line>
        <draw:line draw:style-name="gr7" draw:text-style-name="P4" draw:layer="controls" svg:x1="11.5cm" svg:y1="15.526cm" svg:x2="11.5cm" svg:y2="13.026cm">
          <text:p/>
        </draw:line>
        <draw:frame draw:style-name="gr12" draw:text-style-name="P8" draw:layer="controls" svg:width="2.5cm" svg:height="0.963cm" svg:x="7cm" svg:y="11.219cm">
          <draw:text-box>
            <text:p text:style-name="P7"><text:span text:style-name="T3">Ext.Trigger</text:span></text:p>
          </draw:text-box>
        </draw:frame>
        <draw:line draw:style-name="gr19" draw:text-style-name="P4" draw:layer="controls" svg:x1="9.2cm" svg:y1="16.426cm" svg:x2="9.2cm" svg:y2="15.526cm">
          <text:p/>
        </draw:line>
        <draw:frame draw:style-name="gr20" draw:text-style-name="P10" draw:layer="controls" svg:width="2.5cm" svg:height="0.607cm" svg:x="1.5cm" svg:y="20.693cm">
          <draw:text-box>
            <text:p text:style-name="P9"><text:span text:style-name="T2">Ext. Trigger</text:span></text:p>
          </draw:text-box>
        </draw:frame>
        <draw:frame draw:style-name="gr18" draw:text-style-name="P10" draw:layer="controls" svg:width="2cm" svg:height="0.607cm" svg:x="2cm" svg:y="21.7cm">
          <draw:text-box>
            <text:p text:style-name="P9"><text:span text:style-name="T2">TRIG</text:span></text:p>
          </draw:text-box>
        </draw:frame>
        <draw:frame draw:style-name="gr18" draw:text-style-name="P10" draw:layer="controls" svg:width="2cm" svg:height="0.607cm" svg:x="2cm" svg:y="22.7cm">
          <draw:text-box>
            <text:p text:style-name="P9"><text:span text:style-name="T2">Q</text:span></text:p>
          </draw:text-box>
        </draw:frame>
        <draw:frame draw:style-name="gr18" draw:text-style-name="P10" draw:layer="controls" svg:width="2cm" svg:height="0.607cm" svg:x="2cm" svg:y="23.693cm">
          <draw:text-box>
            <text:p text:style-name="P9"><text:span text:style-name="T2">RST</text:span></text:p>
          </draw:text-box>
        </draw:frame>
        <draw:polyline draw:style-name="gr10" draw:text-style-name="P4" draw:layer="controls" svg:width="8.499cm" svg:height="0.799cm" svg:x="4cm" svg:y="20.6cm" svg:viewBox="0 0 8500 800" draw:points="0,800 500,800 700,0 3500,0 3700,800 8500,800">
          <text:p/>
        </draw:polyline>
        <draw:path draw:style-name="gr10" draw:text-style-name="P4" draw:layer="controls" svg:width="8.499cm" svg:height="0.799cm" svg:x="4cm" svg:y="21.6cm" svg:viewBox="0 0 8500 800" svg:d="M0 0h500 200l200 800c0 0 700 0 1100 0 100-400 700-800 1000-800h5500">
          <text:p/>
        </draw:path>
        <draw:polyline draw:style-name="gr10" draw:text-style-name="P4" draw:layer="controls" svg:width="8.499cm" svg:height="0.799cm" svg:x="4cm" svg:y="23.6cm" svg:viewBox="0 0 8500 800" draw:points="0,0 1000,0 1200,800 6000,800 6200,0 8500,0">
          <text:p/>
        </draw:polyline>
        <draw:polyline draw:style-name="gr10" draw:text-style-name="P4" draw:layer="controls" svg:width="8.499cm" svg:height="0.799cm" svg:x="4cm" svg:y="22.6cm" svg:viewBox="0 0 8500 800" draw:points="0,800 1500,800 1700,0 5800,0 6000,800 8500,800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8T18:03:24.645607844</meta:creation-date>
    <dc:date>2025-10-18T19:08:24.351263485</dc:date>
    <meta:editing-duration>PT10M35S</meta:editing-duration>
    <meta:editing-cycles>2</meta:editing-cycles>
    <meta:generator>LibreOffice/7.3.7.2$Linux_X86_64 LibreOffice_project/30$Build-2</meta:generator>
    <meta:document-statistic meta:object-count="173"/>
  </office:meta>
</office:document-meta>
</file>